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Mangal1" svg:font-family="Mangal"/>
    <style:font-face style:name="Oswald" svg:font-family="Oswal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914c" officeooo:paragraph-rsid="0004914c"/>
    </style:style>
    <style:style style:name="P2" style:family="paragraph" style:parent-style-name="Standard">
      <style:text-properties officeooo:rsid="000cfaf2" officeooo:paragraph-rsid="000cfaf2"/>
    </style:style>
    <style:style style:name="P3" style:family="paragraph" style:parent-style-name="Standard">
      <style:text-properties officeooo:rsid="000de787" officeooo:paragraph-rsid="000de787"/>
    </style:style>
    <style:style style:name="P4" style:family="paragraph" style:parent-style-name="Standard">
      <style:text-properties officeooo:paragraph-rsid="000de787"/>
    </style:style>
    <style:style style:name="P5" style:family="paragraph" style:parent-style-name="Standard">
      <style:text-properties officeooo:paragraph-rsid="0009aa34"/>
    </style:style>
    <style:style style:name="P6" style:family="paragraph" style:parent-style-name="Standard">
      <style:text-properties officeooo:paragraph-rsid="000f5f95"/>
    </style:style>
    <style:style style:name="P7" style:family="paragraph" style:parent-style-name="Standard">
      <style:text-properties fo:font-weight="bold" officeooo:rsid="000de787" officeooo:paragraph-rsid="00126a59" style:font-weight-asian="bold" style:font-weight-complex="bold"/>
    </style:style>
    <style:style style:name="P8" style:family="paragraph" style:parent-style-name="Standard">
      <style:paragraph-properties fo:text-align="start" style:justify-single-word="false"/>
      <style:text-properties fo:font-weight="bold" officeooo:paragraph-rsid="00167009" style:font-weight-asian="bold" style:font-weight-complex="bold"/>
    </style:style>
    <style:style style:name="P9" style:family="paragraph" style:parent-style-name="Standard">
      <style:text-properties officeooo:paragraph-rsid="0004e269"/>
    </style:style>
    <style:style style:name="P10" style:family="paragraph" style:parent-style-name="Standard">
      <style:text-properties officeooo:rsid="000f5f95" officeooo:paragraph-rsid="000f5f95"/>
    </style:style>
    <style:style style:name="P11" style:family="paragraph" style:parent-style-name="Standard">
      <style:text-properties style:text-underline-style="solid" style:text-underline-width="auto" style:text-underline-color="font-color" officeooo:rsid="0009aa34" officeooo:paragraph-rsid="0009aa34"/>
    </style:style>
    <style:style style:name="P12" style:family="paragraph" style:parent-style-name="Standard">
      <style:text-properties style:text-underline-style="solid" style:text-underline-width="auto" style:text-underline-color="font-color" officeooo:rsid="000cfaf2" officeooo:paragraph-rsid="000cfaf2"/>
    </style:style>
    <style:style style:name="P13" style:family="paragraph" style:parent-style-name="Standard">
      <style:text-properties officeooo:rsid="0009aa34" officeooo:paragraph-rsid="0004914c"/>
    </style:style>
    <style:style style:name="P14" style:family="paragraph" style:parent-style-name="Standard">
      <style:text-properties officeooo:rsid="0009aa34" officeooo:paragraph-rsid="0009aa34"/>
    </style:style>
    <style:style style:name="P15" style:family="paragraph" style:parent-style-name="Standard">
      <style:text-properties officeooo:rsid="0010c8bf" officeooo:paragraph-rsid="0010c8bf"/>
    </style:style>
    <style:style style:name="P16" style:family="paragraph" style:parent-style-name="Standard">
      <style:text-properties officeooo:paragraph-rsid="00016584"/>
    </style:style>
    <style:style style:name="P17" style:family="paragraph" style:parent-style-name="Standard">
      <style:text-properties officeooo:paragraph-rsid="0010c8bf"/>
    </style:style>
    <style:style style:name="P18" style:family="paragraph" style:parent-style-name="Standard">
      <style:text-properties style:text-underline-style="none" officeooo:rsid="00126a59" officeooo:paragraph-rsid="00126a59"/>
    </style:style>
    <style:style style:name="P19" style:family="paragraph" style:parent-style-name="Standard">
      <style:text-properties style:text-underline-style="none" officeooo:rsid="00126a59" officeooo:paragraph-rsid="001392e3"/>
    </style:style>
    <style:style style:name="P20" style:family="paragraph" style:parent-style-name="Standard">
      <style:text-properties style:text-underline-style="none" fo:font-weight="bold" officeooo:rsid="00126a59" officeooo:paragraph-rsid="00126a59" style:font-weight-asian="bold" style:font-weight-complex="bold"/>
    </style:style>
    <style:style style:name="P21" style:family="paragraph" style:parent-style-name="Standard">
      <style:text-properties style:text-underline-style="none" officeooo:rsid="001392e3" officeooo:paragraph-rsid="001392e3"/>
    </style:style>
    <style:style style:name="P22" style:family="paragraph" style:parent-style-name="Standard">
      <style:text-properties style:text-underline-style="none" officeooo:rsid="0009aa34" officeooo:paragraph-rsid="00126a59"/>
    </style:style>
    <style:style style:name="P23" style:family="paragraph" style:parent-style-name="Standard">
      <style:paragraph-properties fo:text-align="center" style:justify-single-word="false"/>
      <style:text-properties fo:font-size="18pt" style:text-underline-style="none" fo:font-weight="bold" officeooo:rsid="000cfaf2" officeooo:paragraph-rsid="00126a59" style:font-size-asian="18pt" style:font-weight-asian="bold" style:font-size-complex="18pt" style:font-weight-complex="bold"/>
    </style:style>
    <style:style style:name="P24" style:family="paragraph" style:parent-style-name="Standard">
      <style:paragraph-properties fo:text-align="center" style:justify-single-word="false"/>
      <style:text-properties fo:font-size="18pt" style:text-underline-style="none" fo:font-weight="bold" officeooo:rsid="00167009" officeooo:paragraph-rsid="00167009" style:font-size-asian="18pt" style:font-weight-asian="bold" style:font-size-complex="18pt" style:font-weight-complex="bold"/>
    </style:style>
    <style:style style:name="P25" style:family="paragraph" style:parent-style-name="Standard">
      <style:paragraph-properties fo:text-align="center" style:justify-single-word="false"/>
      <style:text-properties fo:font-size="18pt" fo:font-weight="bold" officeooo:paragraph-rsid="0014e752" style:font-size-asian="18pt" style:font-weight-asian="bold" style:font-size-complex="18pt" style:font-weight-complex="bold"/>
    </style:style>
    <style:style style:name="P26" style:family="paragraph" style:parent-style-name="Standard">
      <style:text-properties officeooo:paragraph-rsid="0014e752"/>
    </style:style>
    <style:style style:name="P27" style:family="paragraph" style:parent-style-name="Standard">
      <style:paragraph-properties fo:text-align="start" style:justify-single-word="false"/>
      <style:text-properties fo:font-size="12pt" style:text-underline-style="none" fo:font-weight="normal" officeooo:rsid="000cfaf2" officeooo:paragraph-rsid="00126a5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167009" officeooo:paragraph-rsid="0016700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175de6" officeooo:paragraph-rsid="0016700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1d2900" officeooo:paragraph-rsid="00167009"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1d2900" officeooo:paragraph-rsid="001d290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bold" officeooo:rsid="00167009" officeooo:paragraph-rsid="00167009"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style:text-underline-style="none" fo:font-weight="bold" officeooo:rsid="001d2900" officeooo:paragraph-rsid="001d2900" style:font-size-asian="10.5pt" style:font-weight-asian="bold" style:font-size-complex="12pt" style:font-weight-complex="bold"/>
    </style:style>
    <style:style style:name="P34" style:family="paragraph" style:parent-style-name="Standard">
      <style:paragraph-properties fo:text-align="start" style:justify-single-word="false"/>
      <style:text-properties officeooo:paragraph-rsid="00167009"/>
    </style:style>
    <style:style style:name="P35" style:family="paragraph" style:parent-style-name="Standard">
      <style:text-properties officeooo:paragraph-rsid="0004914c"/>
    </style:style>
    <style:style style:name="P36" style:family="paragraph" style:parent-style-name="Standard">
      <style:paragraph-properties fo:text-align="start" style:justify-single-word="false"/>
      <style:text-properties officeooo:rsid="00202d8b" officeooo:paragraph-rsid="00202d8b"/>
    </style:style>
    <style:style style:name="P37" style:family="paragraph" style:parent-style-name="Standard">
      <style:text-properties fo:font-style="normal" style:text-underline-style="none" officeooo:rsid="00016584" officeooo:paragraph-rsid="00126a59" style:font-style-asian="normal" style:font-style-complex="normal"/>
    </style:style>
    <style:style style:name="P38" style:family="paragraph" style:parent-style-name="Standard">
      <style:text-properties fo:font-style="normal" style:text-underline-style="none" officeooo:rsid="00126a59" officeooo:paragraph-rsid="00126a59" style:font-style-asian="normal" style:font-style-complex="normal"/>
    </style:style>
    <style:style style:name="P39" style:family="paragraph" style:parent-style-name="Standard">
      <style:text-properties fo:font-style="normal" style:text-underline-style="none" officeooo:rsid="001392e3" officeooo:paragraph-rsid="001392e3" style:font-style-asian="normal" style:font-style-complex="normal"/>
    </style:style>
    <style:style style:name="P40" style:family="paragraph" style:parent-style-name="Standard">
      <style:text-properties fo:font-style="normal" style:text-underline-style="none" officeooo:rsid="0014d08b" officeooo:paragraph-rsid="00126a59" style:font-style-asian="normal" style:font-style-complex="normal"/>
    </style:style>
    <style:style style:name="P41" style:family="paragraph" style:parent-style-name="Standard">
      <style:text-properties fo:font-style="normal" style:text-underline-style="none" officeooo:rsid="0004e269" officeooo:paragraph-rsid="00126a59" style:font-style-asian="normal" style:font-style-complex="normal"/>
    </style:style>
    <style:style style:name="P42" style:family="paragraph" style:parent-style-name="Standard">
      <style:text-properties fo:font-style="normal" style:text-underline-style="none" fo:font-weight="bold" officeooo:rsid="00126a59" officeooo:paragraph-rsid="00126a59" style:font-style-asian="normal" style:font-weight-asian="bold" style:font-style-complex="normal" style:font-weight-complex="bold"/>
    </style:style>
    <style:style style:name="P43" style:family="paragraph" style:parent-style-name="Standard">
      <style:text-properties fo:font-style="normal" style:text-underline-style="solid" style:text-underline-width="auto" style:text-underline-color="font-color" officeooo:rsid="00016584" officeooo:paragraph-rsid="00126a59" style:font-style-asian="normal" style:font-style-complex="normal"/>
    </style:style>
    <style:style style:name="P44" style:family="paragraph" style:parent-style-name="Standard">
      <style:text-properties fo:font-style="normal" style:text-underline-style="solid" style:text-underline-width="auto" style:text-underline-color="font-color" officeooo:rsid="0004e269" officeooo:paragraph-rsid="00126a59" style:font-style-asian="normal" style:font-style-complex="normal"/>
    </style:style>
    <style:style style:name="P45" style:family="paragraph" style:parent-style-name="Standard">
      <style:paragraph-properties fo:text-align="start" style:justify-single-word="false"/>
      <style:text-properties officeooo:rsid="00218a99" officeooo:paragraph-rsid="00218a99"/>
    </style:style>
    <style:style style:name="P46" style:family="paragraph" style:parent-style-name="Standard">
      <style:paragraph-properties fo:text-align="center" style:justify-single-word="false"/>
      <style:text-properties fo:font-size="18pt" fo:font-weight="bold" officeooo:rsid="00218a99" officeooo:paragraph-rsid="00218a99" style:font-size-asian="18pt" style:font-weight-asian="bold" style:font-size-complex="18pt" style:font-weight-complex="bold"/>
    </style:style>
    <style:style style:name="P47" style:family="paragraph" style:parent-style-name="Standard">
      <style:paragraph-properties fo:text-align="start" style:justify-single-word="false"/>
      <style:text-properties fo:font-size="18pt" fo:font-weight="bold" officeooo:rsid="00218a99" officeooo:paragraph-rsid="00218a99" style:font-size-asian="18pt" style:font-weight-asian="bold" style:font-size-complex="18pt" style:font-weight-complex="bold"/>
    </style:style>
    <style:style style:name="P48" style:family="paragraph" style:parent-style-name="Standard">
      <style:paragraph-properties fo:text-align="start" style:justify-single-word="false"/>
      <style:text-properties fo:font-weight="bold" officeooo:paragraph-rsid="0024b451" style:font-weight-asian="bold" style:font-weight-complex="bold"/>
    </style:style>
    <style:style style:name="P49" style:family="paragraph" style:parent-style-name="Standard">
      <style:paragraph-properties fo:text-align="start" style:justify-single-word="false"/>
      <style:text-properties fo:font-weight="bold" officeooo:paragraph-rsid="002675e8" style:font-weight-asian="bold" style:font-weight-complex="bold"/>
    </style:style>
    <style:style style:name="P50" style:family="paragraph" style:parent-style-name="Standard">
      <style:paragraph-properties fo:text-align="start" style:justify-single-word="false"/>
      <style:text-properties fo:font-weight="bold" officeooo:rsid="002abe51" officeooo:paragraph-rsid="002d4746" style:font-weight-asian="bold" style:font-weight-complex="bold"/>
    </style:style>
    <style:style style:name="P51" style:family="paragraph" style:parent-style-name="Standard">
      <style:paragraph-properties fo:text-align="start" style:justify-single-word="false"/>
      <style:text-properties fo:font-weight="bold" officeooo:rsid="002abe51" officeooo:paragraph-rsid="00303af6" style:font-weight-asian="bold" style:font-weight-complex="bold"/>
    </style:style>
    <style:style style:name="P52" style:family="paragraph" style:parent-style-name="Standard">
      <style:paragraph-properties fo:text-align="start" style:justify-single-word="false"/>
      <style:text-properties fo:font-weight="bold" officeooo:rsid="002abe51" officeooo:paragraph-rsid="0031abb6" style:font-weight-asian="bold" style:font-weight-complex="bold"/>
    </style:style>
    <style:style style:name="P53" style:family="paragraph" style:parent-style-name="Standard">
      <style:paragraph-properties fo:text-align="start" style:justify-single-word="false"/>
      <style:text-properties fo:font-weight="bold" officeooo:rsid="002abe51" officeooo:paragraph-rsid="0032df75" style:font-weight-asian="bold" style:font-weight-complex="bold"/>
    </style:style>
    <style:style style:name="P54" style:family="paragraph" style:parent-style-name="Standard">
      <style:paragraph-properties fo:text-align="start" style:justify-single-word="false"/>
      <style:text-properties fo:font-weight="bold" officeooo:rsid="002abe51" officeooo:paragraph-rsid="003330c5" style:font-weight-asian="bold" style:font-weight-complex="bold"/>
    </style:style>
    <style:style style:name="P55" style:family="paragraph" style:parent-style-name="Standard">
      <style:paragraph-properties fo:text-align="start" style:justify-single-word="false"/>
      <style:text-properties fo:font-weight="bold" officeooo:rsid="00218a99" officeooo:paragraph-rsid="00218a99" style:font-weight-asian="bold" style:font-weight-complex="bold"/>
    </style:style>
    <style:style style:name="P56" style:family="paragraph" style:parent-style-name="Standard">
      <style:paragraph-properties fo:text-align="start" style:justify-single-word="false"/>
      <style:text-properties fo:font-weight="bold" officeooo:rsid="00218a99" officeooo:paragraph-rsid="003330c5" style:font-weight-asian="bold" style:font-weight-complex="bold"/>
    </style:style>
    <style:style style:name="P57" style:family="paragraph" style:parent-style-name="Standard">
      <style:paragraph-properties fo:text-align="start" style:justify-single-word="false"/>
      <style:text-properties fo:font-weight="bold" officeooo:rsid="00343426" officeooo:paragraph-rsid="00343426" style:font-weight-asian="bold" style:font-weight-complex="bold"/>
    </style:style>
    <style:style style:name="P58" style:family="paragraph" style:parent-style-name="Standard">
      <style:paragraph-properties fo:text-align="start" style:justify-single-word="false"/>
      <style:text-properties officeooo:paragraph-rsid="0024b451"/>
    </style:style>
    <style:style style:name="P59" style:family="paragraph" style:parent-style-name="Standard">
      <style:paragraph-properties fo:text-align="start" style:justify-single-word="false"/>
      <style:text-properties officeooo:paragraph-rsid="002675e8"/>
    </style:style>
    <style:style style:name="P60" style:family="paragraph" style:parent-style-name="Standard">
      <style:paragraph-properties fo:text-align="start" style:justify-single-word="false"/>
      <style:text-properties officeooo:paragraph-rsid="00343426"/>
    </style:style>
    <style:style style:name="P61" style:family="paragraph" style:parent-style-name="Standard">
      <style:paragraph-properties fo:text-align="start" style:justify-single-word="false"/>
      <style:text-properties fo:font-weight="normal" officeooo:rsid="002abe51" officeooo:paragraph-rsid="002d4746" style:font-weight-asian="normal" style:font-weight-complex="normal"/>
    </style:style>
    <style:style style:name="T1" style:family="text">
      <style:text-properties officeooo:rsid="00016584"/>
    </style:style>
    <style:style style:name="T2" style:family="text">
      <style:text-properties officeooo:rsid="00028160"/>
    </style:style>
    <style:style style:name="T3" style:family="text">
      <style:text-properties officeooo:rsid="0003d37d"/>
    </style:style>
    <style:style style:name="T4" style:family="text">
      <style:text-properties officeooo:rsid="0004914c"/>
    </style:style>
    <style:style style:name="T5" style:family="text">
      <style:text-properties officeooo:rsid="000b4a27"/>
    </style:style>
    <style:style style:name="T6" style:family="text">
      <style:text-properties officeooo:rsid="000cfaf2"/>
    </style:style>
    <style:style style:name="T7" style:family="text">
      <style:text-properties officeooo:rsid="000de787"/>
    </style:style>
    <style:style style:name="T8" style:family="text">
      <style:text-properties officeooo:rsid="000ed567"/>
    </style:style>
    <style:style style:name="T9" style:family="text">
      <style:text-properties officeooo:rsid="0009aa34"/>
    </style:style>
    <style:style style:name="T10" style:family="text">
      <style:text-properties officeooo:rsid="000f5f95"/>
    </style:style>
    <style:style style:name="T11" style:family="text">
      <style:text-properties fo:font-weight="bold" style:font-weight-asian="bold" style:font-weight-complex="bold"/>
    </style:style>
    <style:style style:name="T12" style:family="text">
      <style:text-properties fo:font-weight="bold" officeooo:rsid="0004914c" style:font-weight-asian="bold" style:font-weight-complex="bold"/>
    </style:style>
    <style:style style:name="T13" style:family="text">
      <style:text-properties fo:font-weight="bold" officeooo:rsid="000f5f95" style:font-weight-asian="bold" style:font-weight-complex="bold"/>
    </style:style>
    <style:style style:name="T14" style:family="text">
      <style:text-properties fo:font-weight="bold" officeooo:rsid="0010c8bf" style:font-weight-asian="bold" style:font-weight-complex="bold"/>
    </style:style>
    <style:style style:name="T15" style:family="text">
      <style:text-properties fo:font-weight="bold" officeooo:rsid="00016584" style:font-weight-asian="bold" style:font-weight-complex="bold"/>
    </style:style>
    <style:style style:name="T16" style:family="text">
      <style:text-properties fo:font-weight="bold" officeooo:rsid="00126a59" style:font-weight-asian="bold" style:font-weight-complex="bold"/>
    </style:style>
    <style:style style:name="T17" style:family="text">
      <style:text-properties style:text-underline-style="solid" style:text-underline-width="auto" style:text-underline-color="font-color" officeooo:rsid="0004e269"/>
    </style:style>
    <style:style style:name="T18" style:family="text">
      <style:text-properties style:text-underline-style="solid" style:text-underline-width="auto" style:text-underline-color="font-color" officeooo:rsid="00016584"/>
    </style:style>
    <style:style style:name="T19" style:family="text">
      <style:text-properties fo:font-style="italic" style:text-underline-style="solid" style:text-underline-width="auto" style:text-underline-color="font-color" officeooo:rsid="00016584" style:font-style-asian="italic" style:font-style-complex="italic"/>
    </style:style>
    <style:style style:name="T20" style:family="text">
      <style:text-properties fo:font-style="italic" style:text-underline-style="solid" style:text-underline-width="auto" style:text-underline-color="font-color" officeooo:rsid="00126a59" style:font-style-asian="italic" style:font-style-complex="italic"/>
    </style:style>
    <style:style style:name="T21" style:family="text">
      <style:text-properties fo:font-style="italic" style:text-underline-style="solid" style:text-underline-width="auto" style:text-underline-color="font-color" fo:font-weight="bold" officeooo:rsid="00016584" style:font-style-asian="italic" style:font-weight-asian="bold" style:font-style-complex="italic" style:font-weight-complex="bold"/>
    </style:style>
    <style:style style:name="T22" style:family="text">
      <style:text-properties officeooo:rsid="0010c8bf"/>
    </style:style>
    <style:style style:name="T23" style:family="text">
      <style:text-properties officeooo:rsid="00113bb2"/>
    </style:style>
    <style:style style:name="T24" style:family="text">
      <style:text-properties fo:font-style="normal" style:font-style-asian="normal" style:font-style-complex="normal"/>
    </style:style>
    <style:style style:name="T25" style:family="text">
      <style:text-properties fo:font-style="normal" officeooo:rsid="0004e269" style:font-style-asian="normal" style:font-style-complex="normal"/>
    </style:style>
    <style:style style:name="T26" style:family="text">
      <style:text-properties fo:font-style="normal" officeooo:rsid="00016584" style:font-style-asian="normal" style:font-style-complex="normal"/>
    </style:style>
    <style:style style:name="T27" style:family="text">
      <style:text-properties fo:font-style="normal" officeooo:rsid="001392e3" style:font-style-asian="normal" style:font-style-complex="normal"/>
    </style:style>
    <style:style style:name="T28" style:family="text">
      <style:text-properties fo:font-style="normal" officeooo:rsid="0014d08b" style:font-style-asian="normal" style:font-style-complex="normal"/>
    </style:style>
    <style:style style:name="T29" style:family="text">
      <style:text-properties fo:font-weight="normal" style:font-weight-asian="normal" style:font-weight-complex="normal"/>
    </style:style>
    <style:style style:name="T30" style:family="text">
      <style:text-properties fo:font-weight="normal" officeooo:rsid="00175de6" style:font-weight-asian="normal" style:font-weight-complex="normal"/>
    </style:style>
    <style:style style:name="T31" style:family="text">
      <style:text-properties fo:font-weight="normal" officeooo:rsid="001d2900" style:font-weight-asian="normal" style:font-weight-complex="normal"/>
    </style:style>
    <style:style style:name="T32" style:family="text">
      <style:text-properties fo:font-weight="normal" officeooo:rsid="00266082" style:font-weight-asian="normal" style:font-weight-complex="normal"/>
    </style:style>
    <style:style style:name="T33" style:family="text">
      <style:text-properties fo:font-weight="normal" officeooo:rsid="002675e8" style:font-weight-asian="normal" style:font-weight-complex="normal"/>
    </style:style>
    <style:style style:name="T34" style:family="text">
      <style:text-properties fo:font-weight="normal" officeooo:rsid="00343426" style:font-weight-asian="normal" style:font-weight-complex="normal"/>
    </style:style>
    <style:style style:name="T35" style:family="text">
      <style:text-properties fo:font-size="12pt" style:text-underline-style="none" fo:font-weight="normal" officeooo:rsid="00167009" style:font-size-asian="10.5pt" style:font-weight-asian="normal" style:font-size-complex="12pt" style:font-weight-complex="normal"/>
    </style:style>
    <style:style style:name="T36" style:family="text">
      <style:text-properties fo:font-size="12pt" style:text-underline-style="none" fo:font-weight="normal" officeooo:rsid="00175de6" style:font-size-asian="10.5pt" style:font-weight-asian="normal" style:font-size-complex="12pt" style:font-weight-complex="normal"/>
    </style:style>
    <style:style style:name="T37" style:family="text">
      <style:text-properties fo:font-size="12pt" style:text-underline-style="none" fo:font-weight="normal" officeooo:rsid="001b83c0" style:font-size-asian="10.5pt" style:font-weight-asian="normal" style:font-size-complex="12pt" style:font-weight-complex="normal"/>
    </style:style>
    <style:style style:name="T38" style:family="text">
      <style:text-properties fo:font-size="12pt" style:text-underline-style="none" fo:font-weight="normal" officeooo:rsid="001d2900" style:font-size-asian="10.5pt" style:font-weight-asian="normal" style:font-size-complex="12pt" style:font-weight-complex="normal"/>
    </style:style>
    <style:style style:name="T39" style:family="text">
      <style:text-properties fo:font-size="12pt" style:font-size-asian="10.5pt" style:font-size-complex="12pt"/>
    </style:style>
    <style:style style:name="T40" style:family="text">
      <style:text-properties fo:font-size="12pt" officeooo:rsid="002909fe" style:font-size-asian="10.5pt" style:font-size-complex="12pt"/>
    </style:style>
    <style:style style:name="T41" style:family="text">
      <style:text-properties fo:font-size="12pt" officeooo:rsid="002d4746" style:font-size-asian="10.5pt" style:font-size-complex="12pt"/>
    </style:style>
    <style:style style:name="T42" style:family="text">
      <style:text-properties fo:font-size="12pt" officeooo:rsid="00319335" style:font-size-asian="10.5pt" style:font-size-complex="12pt"/>
    </style:style>
    <style:style style:name="T43" style:family="text">
      <style:text-properties fo:font-size="12pt" fo:font-weight="normal" style:font-size-asian="10.5pt" style:font-weight-asian="normal" style:font-size-complex="12pt" style:font-weight-complex="normal"/>
    </style:style>
    <style:style style:name="T44" style:family="text">
      <style:text-properties fo:font-size="12pt" fo:font-weight="normal" officeooo:rsid="0024b451" style:font-size-asian="10.5pt" style:font-weight-asian="normal" style:font-size-complex="12pt" style:font-weight-complex="normal"/>
    </style:style>
    <style:style style:name="T45" style:family="text">
      <style:text-properties fo:font-size="12pt" fo:font-weight="normal" officeooo:rsid="00266082" style:font-size-asian="10.5pt" style:font-weight-asian="normal" style:font-size-complex="12pt" style:font-weight-complex="normal"/>
    </style:style>
    <style:style style:name="T46" style:family="text">
      <style:text-properties fo:font-size="12pt" fo:font-weight="normal" officeooo:rsid="002675e8" style:font-size-asian="10.5pt" style:font-weight-asian="normal" style:font-size-complex="12pt" style:font-weight-complex="normal"/>
    </style:style>
    <style:style style:name="T47" style:family="text">
      <style:text-properties fo:font-size="12pt" fo:font-weight="normal" officeooo:rsid="0027d915" style:font-size-asian="10.5pt" style:font-weight-asian="normal" style:font-size-complex="12pt" style:font-weight-complex="normal"/>
    </style:style>
    <style:style style:name="T48" style:family="text">
      <style:text-properties fo:font-size="12pt" fo:font-weight="normal" officeooo:rsid="0028e109" style:font-size-asian="10.5pt" style:font-weight-asian="normal" style:font-size-complex="12pt" style:font-weight-complex="normal"/>
    </style:style>
    <style:style style:name="T49" style:family="text">
      <style:text-properties fo:font-size="12pt" fo:font-weight="normal" officeooo:rsid="002909fe" style:font-size-asian="10.5pt" style:font-weight-asian="normal" style:font-size-complex="12pt" style:font-weight-complex="normal"/>
    </style:style>
    <style:style style:name="T50" style:family="text">
      <style:text-properties fo:font-size="12pt" fo:font-weight="normal" officeooo:rsid="002be3b4" style:font-size-asian="10.5pt" style:font-weight-asian="normal" style:font-size-complex="12pt" style:font-weight-complex="normal"/>
    </style:style>
    <style:style style:name="T51" style:family="text">
      <style:text-properties fo:font-size="12pt" fo:font-weight="normal" officeooo:rsid="002d4746" style:font-size-asian="10.5pt" style:font-weight-asian="normal" style:font-size-complex="12pt" style:font-weight-complex="normal"/>
    </style:style>
    <style:style style:name="T52" style:family="text">
      <style:text-properties fo:font-size="12pt" fo:font-weight="normal" officeooo:rsid="00303af6" style:font-size-asian="10.5pt" style:font-weight-asian="normal" style:font-size-complex="12pt" style:font-weight-complex="normal"/>
    </style:style>
    <style:style style:name="T53" style:family="text">
      <style:text-properties fo:font-size="12pt" fo:font-weight="normal" officeooo:rsid="00319335" style:font-size-asian="10.5pt" style:font-weight-asian="normal" style:font-size-complex="12pt" style:font-weight-complex="normal"/>
    </style:style>
    <style:style style:name="T54" style:family="text">
      <style:text-properties fo:font-size="12pt" fo:font-weight="normal" officeooo:rsid="003330c5" style:font-size-asian="10.5pt" style:font-weight-asian="normal" style:font-size-complex="12pt" style:font-weight-complex="normal"/>
    </style:style>
    <style:style style:name="T55" style:family="text">
      <style:text-properties fo:font-size="12pt" fo:font-weight="bold" officeooo:rsid="002675e8" style:font-size-asian="10.5pt" style:font-weight-asian="bold" style:font-size-complex="12pt" style:font-weight-complex="bold"/>
    </style:style>
    <style:style style:name="T56" style:family="text">
      <style:text-properties fo:font-size="12pt" fo:font-weight="bold" officeooo:rsid="0027d915" style:font-size-asian="10.5pt" style:font-weight-asian="bold" style:font-size-complex="12pt" style:font-weight-complex="bold"/>
    </style:style>
    <style:style style:name="T57" style:family="text">
      <style:text-properties officeooo:rsid="0018b7bc"/>
    </style:style>
    <style:style style:name="T58" style:family="text">
      <style:text-properties officeooo:rsid="00191492"/>
    </style:style>
    <style:style style:name="T59" style:family="text">
      <style:text-properties officeooo:rsid="001e8ee5"/>
    </style:style>
    <style:style style:name="T60" style:family="text">
      <style:text-properties officeooo:rsid="001ebbe5"/>
    </style:style>
    <style:style style:name="T61" style:family="text">
      <style:text-properties officeooo:rsid="0034342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a xlink:type="simple" xlink:href="https://moodle.umontpellier.fr/mod/page/view.php?id=213656" text:style-name="Internet_20_link" text:visited-style-name="Visited_20_Internet_20_Link">https://moodle.umontpellier.fr/mod/page/view.php?id=213656</text:a><text:line-break/></text:p>
      <text:p text:style-name="P25">Modélisation</text:p>
      <text:p text:style-name="P26"><text:line-break/><text:span text:style-name="T21">Question 1 : La compagnie souhait analyser des statistiques d’appel très détaillées.</text:span><text:span text:style-name="T1"><text:line-break/><text:line-break/></text:span><text:span text:style-name="T18">1) Proposer un schéma logique et physique pour l'entrepôt de données</text:span></text:p>
      <text:p text:style-name="Standard"/>
      <text:p text:style-name="P16"><text:span text:style-name="T15">Table des faits </text:span><text:span text:style-name="T16">A</text:span><text:span text:style-name="T15">ppel :</text:span></text:p>
      <text:p text:style-name="P16"><text:span text:style-name="T1">- </text:span><text:span text:style-name="T4">id</text:span><text:span text:style-name="T10">A</text:span><text:span text:style-name="T2">ppel</text:span><text:span text:style-name="T1"> </text:span><text:span text:style-name="T10">(PK) </text:span><text:span text:style-name="T1">: </text:span><text:span text:style-name="T2">varchar(10)</text:span></text:p>
      <text:p text:style-name="P6">- <text:span text:style-name="T10">idE</text:span><text:span text:style-name="T2">metteur </text:span><text:span text:style-name="T10">(FK) </text:span><text:span text:style-name="T2">: varchar(10)</text:span></text:p>
      <text:p text:style-name="P6">- <text:span text:style-name="T10">idD</text:span><text:span text:style-name="T2">estinataire </text:span><text:span text:style-name="T10">(FK)</text:span><text:span text:style-name="T2"> : varchar(10)</text:span></text:p>
      <text:p text:style-name="P6">- <text:span text:style-name="T10">idC</text:span><text:span text:style-name="T4">ompte</text:span><text:span text:style-name="T2"> </text:span><text:span text:style-name="T10">(FK)</text:span><text:span text:style-name="T3"> : varchar(10)</text:span></text:p>
      <text:p text:style-name="P6">- <text:span text:style-name="T10">idE</text:span><text:span text:style-name="T3">rreur</text:span><text:span text:style-name="T2"> </text:span><text:span text:style-name="T10">(FK)</text:span><text:span text:style-name="T3"> : </text:span><text:span text:style-name="T2">varchar(10)</text:span></text:p>
      <text:p text:style-name="P6">- <text:span text:style-name="T10">idDateD</text:span><text:span text:style-name="T2">ebut </text:span><text:span text:style-name="T10">(FK)</text:span><text:span text:style-name="T2"> : </text:span><text:span text:style-name="T10">varchar(10)</text:span></text:p>
      <text:p text:style-name="P6">- <text:span text:style-name="T10">idErreur</text:span><text:span text:style-name="T2"> </text:span><text:span text:style-name="T10">(FK)</text:span><text:span text:style-name="T2"> : </text:span><text:span text:style-name="T10">varchar(10)</text:span></text:p>
      <text:p text:style-name="P16">- <text:span text:style-name="T2">duree : interval</text:span></text:p>
      <text:p text:style-name="P16"/>
      <text:p text:style-name="P17"><text:span text:style-name="T12">Table de dimension </text:span><text:span text:style-name="T14">DateDebut</text:span><text:span text:style-name="T12"> :</text:span><text:span text:style-name="T4"><text:line-break/>- id</text:span><text:span text:style-name="T10">DateD</text:span><text:span text:style-name="T2">ebut</text:span><text:span text:style-name="T4"> </text:span><text:span text:style-name="T10">(PK)</text:span><text:span text:style-name="T1"> : </text:span><text:span text:style-name="T2">varchar(10)</text:span></text:p>
      <text:p text:style-name="P17">- <text:span text:style-name="T22">date</text:span><text:span text:style-name="T3"> : </text:span><text:span text:style-name="T22">datetime</text:span></text:p>
      <text:p text:style-name="P16"/>
      <text:p text:style-name="P6"><text:span text:style-name="T12">Table de dimension Client</text:span><text:span text:style-name="T13">Emetteur</text:span><text:span text:style-name="T12"> :</text:span><text:span text:style-name="T4"><text:line-break/>- id</text:span><text:span text:style-name="T10">C</text:span><text:span text:style-name="T4">lient </text:span><text:span text:style-name="T10">(PK)</text:span><text:span text:style-name="T1"> : </text:span><text:span text:style-name="T2">varchar(10)</text:span></text:p>
      <text:p text:style-name="P6">- <text:span text:style-name="T4">num</text:span><text:span text:style-name="T10">T</text:span><text:span text:style-name="T4">el</text:span><text:span text:style-name="T3"> : </text:span><text:span text:style-name="T2">varchar(10)</text:span></text:p>
      <text:p text:style-name="P9">- <text:span text:style-name="T4">nom</text:span><text:span text:style-name="T3"> : text</text:span></text:p>
      <text:p text:style-name="P9">- <text:span text:style-name="T4">prenom</text:span><text:span text:style-name="T3"> : text</text:span></text:p>
      <text:p text:style-name="P9"/>
      <text:p text:style-name="P6"><text:span text:style-name="T12">Table de dimension Client</text:span><text:span text:style-name="T13">CompteFacture</text:span><text:span text:style-name="T12"> :</text:span><text:span text:style-name="T4"><text:line-break/>- id</text:span><text:span text:style-name="T10">C</text:span><text:span text:style-name="T4">lient </text:span><text:span text:style-name="T10">(PK)</text:span><text:span text:style-name="T1"> : </text:span><text:span text:style-name="T2">varchar(10)</text:span></text:p>
      <text:p text:style-name="P6">- <text:span text:style-name="T4">num</text:span><text:span text:style-name="T10">T</text:span><text:span text:style-name="T4">el</text:span><text:span text:style-name="T3"> : </text:span><text:span text:style-name="T2">varchar(10)</text:span></text:p>
      <text:p text:style-name="P6">- <text:span text:style-name="T4">nom</text:span><text:span text:style-name="T3"> : text</text:span></text:p>
      <text:p text:style-name="P10">- <text:span text:style-name="T4">prenom</text:span><text:span text:style-name="T3"> : text</text:span></text:p>
      <text:p text:style-name="P10"/>
      <text:p text:style-name="P6"><text:span text:style-name="T12">Table de dimension Client</text:span><text:span text:style-name="T13">Emetteur</text:span><text:span text:style-name="T12"> :</text:span><text:span text:style-name="T4"><text:line-break/>- id</text:span><text:span text:style-name="T10">C</text:span><text:span text:style-name="T4">lient </text:span><text:span text:style-name="T10">(PK)</text:span><text:span text:style-name="T1"> : </text:span><text:span text:style-name="T2">varchar(10)</text:span></text:p>
      <text:p text:style-name="P6">- <text:span text:style-name="T4">num</text:span><text:span text:style-name="T10">T</text:span><text:span text:style-name="T4">el</text:span><text:span text:style-name="T3"> : </text:span><text:span text:style-name="T2">varchar(10)</text:span></text:p>
      <text:p text:style-name="P6">- <text:span text:style-name="T4">nom</text:span><text:span text:style-name="T3"> : text</text:span></text:p>
      <text:p text:style-name="P10">- <text:span text:style-name="T4">prenom</text:span><text:span text:style-name="T3"> : text</text:span></text:p>
      <text:p text:style-name="P1"><text:line-break/><text:span text:style-name="T11">Table de dimension Erreur :</text:span></text:p>
      <text:p text:style-name="P35"><text:span text:style-name="T4">- id</text:span><text:span text:style-name="T10">E</text:span><text:span text:style-name="T4">rreur : </text:span><text:span text:style-name="T2">varchar(10)</text:span></text:p>
      <text:p text:style-name="P35"><text:span text:style-name="T4">- </text:span><text:span text:style-name="T10">nom</text:span><text:span text:style-name="T4"> : text<text:line-break/><text:line-break/></text:span><text:span text:style-name="T17">2) Justifier la (semi,non)-additivité des mesures</text:span></text:p>
      <text:p text:style-name="P13"/>
      <text:p text:style-name="P5"><text:span text:style-name="T9">duree : </text:span><text:span text:style-name="T8">semi-</text:span><text:span text:style-name="T9">additive </text:span><text:span text:style-name="T8">(non-additive sur la dimension Erreur)</text:span></text:p>
      <text:p text:style-name="P14"/>
      <text:p text:style-name="P11">3) Proposer 5 requêtes analytiques pertinentes</text:p>
      <text:p text:style-name="P14"/>
      <text:p text:style-name="P14">- <text:span text:style-name="T5">le mois avec le plus d’appel dans l’année</text:span></text:p>
      <text:p text:style-name="P14">- <text:span text:style-name="T5">le client qui appel le plus dans l’année</text:span></text:p>
      <text:p text:style-name="P14">- <text:span text:style-name="T6">le client le plus facturé</text:span></text:p>
      <text:p text:style-name="P14">- <text:span text:style-name="T6">les deux clients s’appelant le plus</text:span></text:p>
      <text:p text:style-name="P14">- <text:span text:style-name="T6">l’erreur survenant le plus souvent</text:span></text:p>
      <text:p text:style-name="P14"/>
      <text:p text:style-name="P12">4) Estimer la taille de l'entrepôt sur 10 ans</text:p>
      <text:p text:style-name="P2"/>
      <text:p text:style-name="P4"><text:span text:style-name="T10">Ce que l’on sait :</text:span><text:span text:style-name="T7"> Bouygues a 10 millions d’abonnés.</text:span></text:p>
      <text:p text:style-name="P3"><text:span text:style-name="T10">Supposons : </text:span>Un <text:span text:style-name="T10">abonné passe, </text:span><text:span text:style-name="T22">en moyenne,</text:span><text:span text:style-name="T10"> 30 appels par mois.</text:span></text:p>
      <text:p text:style-name="P15">Il y a 120 mois en 10 ans.</text:p>
      <text:p text:style-name="P15"/>
      <text:p text:style-name="P15">Résultat : 30 * 120 * 10 000 000 <text:span text:style-name="T23">= 36 000 000 000 de lignes</text:span></text:p>
      <text:p text:style-name="P3"/>
      <text:p text:style-name="P7"><text:span text:style-name="T19">Question </text:span><text:span text:style-name="T20">2</text:span><text:span text:style-name="T19"> : La compagnie souhaite mettre en place un système d’analyse des factures client.</text:span></text:p>
      <text:p text:style-name="P37"/>
      <text:p text:style-name="P43">1) Proposer un schéma logique et physique pour l'entrepôt de données</text:p>
      <text:p text:style-name="P43"/>
      <text:p text:style-name="P20"><text:span text:style-name="T26">T</text:span><text:span text:style-name="T24">able des faits Facture :</text:span></text:p>
      <text:p text:style-name="P38">- idFacture (PK) : varchar(10)</text:p>
      <text:p text:style-name="P38">- idClient (FK) : varchar(10)</text:p>
      <text:p text:style-name="P38">- idPeriode (FK) : varchar(10) (le mois)</text:p>
      <text:p text:style-name="P18"><text:span text:style-name="T24">- coutMensuel : </text:span><text:span text:style-name="T27">numeric(20, 2)</text:span></text:p>
      <text:p text:style-name="P19"><text:span text:style-name="T24">- coutTotal</text:span><text:span text:style-name="T27">IncluseForfait</text:span><text:span text:style-name="T24"> : </text:span><text:span text:style-name="T27">numeric(20, 2)</text:span></text:p>
      <text:p text:style-name="P19"><text:span text:style-name="T27">- coutTotalHorsForfait</text:span><text:span text:style-name="T24"> : </text:span><text:span text:style-name="T27">numeric(20, 2)</text:span></text:p>
      <text:p text:style-name="P38"/>
      <text:p text:style-name="P42">Table de dimension Client :</text:p>
      <text:p text:style-name="P38">- idClient (PK) : varchar(10)</text:p>
      <text:p text:style-name="P38">- num : varchar(10)</text:p>
      <text:p text:style-name="P38">- prenom : text</text:p>
      <text:p text:style-name="P38">- nom : text</text:p>
      <text:p text:style-name="P38"/>
      <text:p text:style-name="P42">Table de dimension Periode :</text:p>
      <text:p text:style-name="P38">- idPeriode : varchar(10)</text:p>
      <text:p text:style-name="P38">- nom : text</text:p>
      <text:p text:style-name="P43"/>
      <text:p text:style-name="P44">2) Justifier la (semi,non)-additivité des mesures</text:p>
      <text:p text:style-name="P44"/>
      <text:p text:style-name="P21"><text:span text:style-name="T25">- </text:span><text:span text:style-name="T24">coutMensuel : additive</text:span></text:p>
      <text:p text:style-name="P39">- coutTotalIncluseForfait : semi-additive (non aggrégable avec la période)</text:p>
      <text:p text:style-name="P39">- coutTotalHorsForfait : semi-additive (non aggrégable avec la période)</text:p>
      <text:p text:style-name="P44"/>
      <text:p text:style-name="P44">3) Proposer 5 requêtes analytiques pertinentes</text:p>
      <text:p text:style-name="P44"/>
      <text:p text:style-name="P22"><text:span text:style-name="T25">- </text:span><text:span text:style-name="T28">Quelle est la moyenne de la facture annuelle des clients ?</text:span></text:p>
      <text:p text:style-name="P40">- Quelle est la moyenne du cout des appels hors forfait des clients ?</text:p>
      <text:p text:style-name="P40">- </text:p>
      <text:p text:style-name="P44"/>
      <text:p text:style-name="P44">4) Estimer la taille de l'entrepôt sur 10 ans</text:p>
      <text:p text:style-name="P41"/>
      <text:p text:style-name="P23">Hierarchies</text:p>
      <text:p text:style-name="P23"/>
      <text:p text:style-name="P27">1) Proposez un schéma d’entrepôt de données permettant les analyses suivantes.</text:p>
      <text:p text:style-name="P27"/>
      <text:p text:style-name="P32">La table de fait Photo :</text:p>
      <text:p text:style-name="P28">- idPhoto (PK) : varchar(10)</text:p>
      <text:p text:style-name="P28">- idLieu (FK)</text:p>
      <text:p text:style-name="P34"><text:span text:style-name="T35">- id</text:span><text:span text:style-name="T36">Date (FK)</text:span></text:p>
      <text:p text:style-name="P29">- idHeure (FK)</text:p>
      <text:p text:style-name="P32"><text:span text:style-name="T29">- idHoraire </text:span><text:span text:style-name="T30">(FK)</text:span></text:p>
      <text:p text:style-name="P32"><text:span text:style-name="T29">- </text:span><text:span text:style-name="T31">idAppareil (FK)</text:span></text:p>
      <text:p text:style-name="P30"/>
      <text:p text:style-name="P33">La table de dimension Appareil :</text:p>
      <text:p text:style-name="P31">- idAppareil (PK)</text:p>
      <text:p text:style-name="P31">- nom</text:p>
      <text:p text:style-name="P31">- idCreateur (FK)</text:p>
      <text:p text:style-name="P31">- idDerive (FK) (reflexive)</text:p>
      <text:p text:style-name="P31"/>
      <text:p text:style-name="P33">La table de dimension Createur :</text:p>
      <text:p text:style-name="P31">- idCreateur (PK)</text:p>
      <text:p text:style-name="P31">- nom</text:p>
      <text:p text:style-name="P31">- prenom</text:p>
      <text:p text:style-name="P28"/>
      <text:p text:style-name="P28"/>
      <text:p text:style-name="P24">Questions ouvertes</text:p>
      <text:p text:style-name="P24"/>
      <text:p text:style-name="P28"><text:span text:style-name="T11">Quelle est la différence entre une base de données relationnelles et un entrepôt de données ?</text:span> </text:p>
      <text:p text:style-name="P28"/>
      <text:p text:style-name="P28">- <text:span text:style-name="T57">Une base de données relationnelles est construite pour optimiser les requêtes transactionnelles, alors qu’un entrepôt de données est optimiser pour les requêtes analytiques.</text:span></text:p>
      <text:p text:style-name="P28">- <text:span text:style-name="T57">Un entrepôt de données est préféré quand l’entreprise dispose d’une quantité massive de donnée et que ces dernières doivent être facilement accessible pour l’analyse.</text:span></text:p>
      <text:p text:style-name="P28">- <text:span text:style-name="T58">Une base de données possèdent des données de différentes sources, alors qu’un entrepôt de donnée stocke des données sélectionnées provenant de sources spécifiques.</text:span></text:p>
      <text:p text:style-name="P28"/>
      <text:p text:style-name="P32">Pourquoi les bases de données relationnelles ne sont pas adaptées à la gestion des données massives ?</text:p>
      <text:p text:style-name="P28"/>
      <text:p text:style-name="P34"><text:span text:style-name="T35">- </text:span><text:span text:style-name="T37">Elles ne sont pas adaptées pour les traitements temps réel.<text:line-break/>- Les </text:span><text:span text:style-name="T38">coût de la montée en charge verticale.<text:line-break/>- La montée en charge horizontale est limitée à 10 noeueds, pour des contraintes techniques.</text:span></text:p>
      <text:p text:style-name="P30">- Les coûts en ressources humaines pour mettre en place un tel matériel et assurer son bon fonctionnement, ce qui implique plus de coût pour héberger plus de données.</text:p>
      <text:p text:style-name="P34"/>
      <text:p text:style-name="P8">Pourquoi a-t-on introduit les plateformes de Big-Data ? Quels sont les avantages et les inconvénients par rapport aux entrepôts de données ?</text:p>
      <text:p text:style-name="P34"/>
      <text:p text:style-name="P34">- <text:span text:style-name="T59">On a </text:span><text:span text:style-name="T60">les a </text:span><text:span text:style-name="T59">introduit </text:span><text:span text:style-name="T60">pour pouvoir répondre à divers problématiques moderne, tel que le volume massif des données (Volume), le besoin de les traiter en temps réelle (Vélocité). Il y a aussi le fait que les données étant le plus souvent reçues de façon hétérogène et non structurée, doivent être traitées et catégorisées avant d’être analysées et utiliées dans la prise de décision (Variété). On peut rajouter un quatrième aspect : la Véracité des données. Il est nécessaire de vérifier l’exactitude des donénes reçues. Même si elles paraissent homogènes et cohérentes entre elles, ces données peuvent être incomplètes et/ou inexactes. La véracité répond à : « Est-ce qu'on peut faire confiance à la donnée qu'on a ? Contient-elle suffisamment d'information ? »</text:span></text:p>
      <text:p text:style-name="P34"/>
      <text:p text:style-name="P36">- Avantages : Le Big Data permet d’anticiper les besoins et la demande.</text:p>
      <text:p text:style-name="P36">- Inconvénients : L’évolution du Big Data pose naturellement la question de la protection des données et du respect de la vie privée, ainsi que la sécurité du stockage des données.</text:p>
      <text:p text:style-name="P34"/>
      <text:p text:style-name="P8">Pourquoi est-il nécessaire d’optimiser l’évaluation des requêtes dans les bases de données relationnelles ? Illustrez l’intérêt de l’optimisation avec un exemple</text:p>
      <text:p text:style-name="P34"/>
      <text:p text:style-name="P45">- Car le temps d’exécution des requêtes joue un rôle important dans l’efficacité des bases de données.</text:p>
      <text:p text:style-name="P45"/>
      <text:p text:style-name="P55">Quelle est la difference entre les approches schema-on-read et schema-on-write ? <text:s/></text:p>
      <text:p text:style-name="P57"><text:span text:style-name="T29"/></text:p>
      <text:p text:style-name="P60"><text:span text:style-name="T34">Schema-on-write : Une fois que nous avons terminé le processus ETL de chargement de nos données, les lectures de données suivantes seront rapides et déterminantes. Mais il faut s’en tenir au modèle d’origine. L’ajoute de colonne ou le changement de type de l’une d’entre elles, peut être couteux selon la volume de donnée.</text:span></text:p>
      <text:p text:style-name="P57"><text:span text:style-name="T29"/></text:p>
      <text:p text:style-name="P60"><text:span text:style-name="T34">Schema-on-read : Les données sont téléchargées au fur et à mesure qu'elles arrivent sans aucune modification ni transformation. Les données ne doivent suivre aucun schéma interne. Ce type de traitement des données est plus flexible en cas de big data, de données non structurées ou de changements fréquents de schéma.</text:span></text:p>
      <text:p text:style-name="P55"><text:span text:style-name="T29"/></text:p>
      <text:p text:style-name="P45"/>
      <text:p text:style-name="P56">Quelle est la difference entre les approches d'analyse descriptive et prédictive des données ?</text:p>
      <text:p text:style-name="P56"/>
      <text:p text:style-name="P56"/>
      <text:p text:style-name="P56">Quelles technologies sont associées à chaque type d'analyse ?</text:p>
      <text:p text:style-name="P55"><text:span text:style-name="T29"/></text:p>
      <text:p text:style-name="P55"><text:span text:style-name="T29"/></text:p>
      <text:p text:style-name="P55">Illustrer par des exemples les problématiques de volume, vélocité, et variété des données.</text:p>
      <text:p text:style-name="P45"/>
      <text:p text:style-name="P45"/>
      <text:p text:style-name="P45"/>
      <text:p text:style-name="P45"/>
      <text:p text:style-name="P46">Vues Matérialisées</text:p>
      <text:p text:style-name="P46"><text:span text:style-name="T43"/></text:p>
      <text:p text:style-name="P47"><text:span text:style-name="T43">1) Sur la base du schéma d'entrepôt de données que vous avez proposé pour Amazon (TD DW1), traduire les interrogations suivantes en requêtes SQL.</text:span></text:p>
      <text:p text:style-name="P47"><text:span text:style-name="T43"/></text:p>
      <text:p text:style-name="P47"><text:span text:style-name="T39">Le nombre de produits par pays achetés après 22h</text:span></text:p>
      <text:p text:style-name="P58"><text:span text:style-name="T44">SELECT </text:span><text:span text:style-name="T46">SUM(quantite)</text:span><text:span text:style-name="T44">, Produit.pays FROM </text:span><text:span text:style-name="T45">Vente</text:span><text:span text:style-name="T44">, </text:span><text:span text:style-name="T45">Produit,</text:span><text:span text:style-name="T44"> </text:span><text:span text:style-name="T45">Date</text:span><text:span text:style-name="T44"> WHERE Date.id</text:span><text:span text:style-name="T45">Date</text:span><text:span text:style-name="T44"> = Vente.idDate </text:span><text:span text:style-name="T45">AND Vente.idProduit = Produit.idProduit</text:span><text:span text:style-name="T44"> AND Date.heure &gt; 22 GROUP BY <text:s/>Produit.pays;</text:span></text:p>
      <text:p text:style-name="P58"/>
      <text:p text:style-name="P48">Le nombre de produits achetés pour chaque heure de la journée</text:p>
      <text:p text:style-name="P59"><text:span text:style-name="T32">SELECT </text:span><text:span text:style-name="T46">SUM(quantite), </text:span><text:span text:style-name="T47">Date.heure</text:span><text:span text:style-name="T32"> FROM </text:span><text:span text:style-name="T33">Vente</text:span><text:span text:style-name="T32">, Date WHERE Produit.idDate </text:span><text:span text:style-name="T33">= Date.idDate GROUP BY Date.heure;</text:span></text:p>
      <text:p text:style-name="P47"><text:span text:style-name="T43"/></text:p>
      <text:p text:style-name="P59"><text:span text:style-name="T55">Le nombre de produits achetés après 22h par des clients ayant un compte Amazon premium</text:span><text:span text:style-name="T46"><text:line-break/>SELECT SUM(quantite), </text:span><text:span text:style-name="T47">Date.heure</text:span><text:span text:style-name="T46"> FROM Vente, Utilisateur, Date WHERE Vente.idDate = Date.idDate AND Vente.idUtilisateur = Utilisateur.idUtilisateur AND Utilisateur.compte = premium GROUP BY </text:span><text:span text:style-name="T47">Date.heure &gt; 22;</text:span></text:p>
      <text:p text:style-name="P59"><text:span text:style-name="T47"/></text:p>
      <text:p text:style-name="P59"><text:span text:style-name="T56">Le nombre de produits achetés après 21h par des clients français</text:span><text:span text:style-name="T47"><text:line-break/></text:span><text:span text:style-name="T48">SELECT SUM(</text:span><text:span text:style-name="T49">quantite) FROM Vente, Utilisateur, Date WHERE Vente.idUtilisateur = Utilisateur.idUtilisateur AND Vente.idDate = Date.idDate AND Date.heure &gt; 21 AND Utilisateur.pays = “France”;</text:span></text:p>
      <text:p text:style-name="P59"><text:span text:style-name="T49"/></text:p>
      <text:p text:style-name="P49"><text:span text:style-name="T40">- Proposer deux (2) ensembles de vues matérialisés permettant d'optimiser ce (petit) workload. Pour cela, il faudra d'abord construire le treillis d'aggregation.</text:span></text:p>
      <text:p text:style-name="P49"><text:span text:style-name="T49"/></text:p>
      <text:p text:style-name="P54"><text:span text:style-name="T49">0-</text:span><text:span text:style-name="T43">D cuboïde : ALL<text:line-break/>1</text:span><text:span text:style-name="T49">-</text:span><text:span text:style-name="T43">D cuboïde : </text:span><text:span text:style-name="T50">Vente, Promotion, Utilisateur, Produit, Date</text:span><text:span text:style-name="T43"><text:line-break/>2</text:span><text:span text:style-name="T49">-</text:span><text:span text:style-name="T43">D cuboïde : </text:span><text:span text:style-name="T50">(Vente, Promotion), (Vente, </text:span><text:span text:style-name="T51">Utilisateur) …</text:span><text:span text:style-name="T43"><text:line-break/>3</text:span><text:span text:style-name="T49">-</text:span><text:span text:style-name="T43">D cuboïde : </text:span><text:span text:style-name="T51">(Vente, Promotion, Utilisateur), (Vente, Promotion, Produit) …</text:span></text:p>
      <text:p text:style-name="P54"><text:span text:style-name="T51"/></text:p>
      <text:p text:style-name="P54"><text:span text:style-name="T54">Vue 1</text:span></text:p>
      <text:p text:style-name="P54"><text:span text:style-name="T54"/></text:p>
      <text:p text:style-name="P54"><text:span text:style-name="T54">Vue 2</text:span><text:span text:style-name="T51"><text:line-break/><text:line-break/></text:span><text:span text:style-name="T41">2) Considérons le workload {Q1,Q2,Q3,Q4}.</text:span></text:p>
      <text:p text:style-name="P50">Calculer le treillis d'agrégation pour le workload.</text:p>
      <text:p text:style-name="P61"/>
      <text:p text:style-name="P61">Q1 : SELECT Magasin, Ville, avg(montant_vente) FROM Ventes GROUP BY Magasin, Ville</text:p>
      <text:p text:style-name="P61">Q2 : SELECT Ville, Produit, Date, sum(montant_vente) FROM Ventes GROUP BY Ville, Produit, Date</text:p>
      <text:p text:style-name="P61">Q3 : SELECT Ville, sum(montant_vente) WHERE Date BETWEEN ‘01/01/2017’ AND ‘01/01/2018’ FROM Ventes GROUP BY Ville</text:p>
      <text:p text:style-name="P61">Q4 : SELECT Date, max(montant_vente) FROM Ventes GROUP BY Date</text:p>
      <text:p text:style-name="P50"><text:span text:style-name="T51"/></text:p>
      <text:p text:style-name="P51"><text:span text:style-name="T49">0-</text:span><text:span text:style-name="T51">D : </text:span><text:span text:style-name="T52">ALL</text:span></text:p>
      <text:p text:style-name="P51"><text:span text:style-name="T52">1</text:span><text:span text:style-name="T49">-</text:span><text:span text:style-name="T51">D : </text:span><text:span text:style-name="T52">Magasin, Ville, Vente, Date, Produit</text:span></text:p>
      <text:p text:style-name="P51"><text:span text:style-name="T52">2</text:span><text:span text:style-name="T49">-</text:span><text:span text:style-name="T51">D : </text:span><text:span text:style-name="T52">(Magasin, Ville), (Magasin, Vente), ...</text:span></text:p>
      <text:p text:style-name="P51"><text:span text:style-name="T52">3</text:span><text:span text:style-name="T49">-</text:span><text:span text:style-name="T51">D : </text:span><text:span text:style-name="T52">(Magasin, Ville, Vente), (Magasin, Ville, Date), …</text:span></text:p>
      <text:p text:style-name="P51"/>
      <text:p text:style-name="P52"><text:span text:style-name="T39">Proposer un ensemble de vues matérialisées permettant de répondre aux requêtes.</text:span><text:span text:style-name="T43"><text:line-break/></text:span><text:span text:style-name="T53">Vue 1 : CREATE MATERIALIZED VIEW MV1</text:span></text:p>
      <text:p text:style-name="P52"><text:span text:style-name="T53">AS SELECT Magasin, Ville, Date, Produit, AVG(montant_vente), SUM(montant_vente), MAX(montant_vente) FROM Vente</text:span></text:p>
      <text:p text:style-name="P52"/>
      <text:p text:style-name="P53"><text:span text:style-name="T42">Donner la réécriture des requêtes {Q1,Q2,Q3,Q4} sur l’ensemble des vues.</text:span></text:p>
      <text:p text:style-name="P53"><text:span text:style-name="T53"/></text:p>
      <text:p text:style-name="P53"><text:span text:style-name="T5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Mangal1" svg:font-family="Mangal"/>
    <style:font-face style:name="Oswald" svg:font-family="Oswal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2-18T16:22:52.836000000</dc:date>
    <meta:editing-duration>PT8H25M27S</meta:editing-duration>
    <meta:editing-cycles>10</meta:editing-cycles>
    <meta:document-statistic meta:table-count="0" meta:image-count="0" meta:object-count="0" meta:page-count="1" meta:paragraph-count="129" meta:word-count="1398" meta:character-count="8774" meta:non-whitespace-character-count="7494"/>
  </office:meta>
</office:document-meta>
</file>